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Ital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fo:language="en" fo:country="US" style:font-name-asian="Courier New1" style:font-name-complex="Courier New1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hoenix User's Guide</text:p>
      <text:h text:style-name="Heading_20_1" text:outline-level="1">Setting up a disk</text:h>
      <text:h text:style-name="Heading_20_2" text:outline-level="2">Requirements</text:h>
      <text:list xml:id="list5703169751" text:style-name="L1">
        <text:list-item>
          <text:p text:style-name="P1">Open Watcom with 16bit support</text:p>
        </text:list-item>
        <text:list-item>
          <text:p text:style-name="P1">NASM</text:p>
        </text:list-item>
        <text:list-item>
          <text:p text:style-name="P1">A floppy disk</text:p>
        </text:list-item>
      </text:list>
      <text:h text:style-name="Heading_20_2" text:outline-level="2">Instructions </text:h>
      <text:list xml:id="list1063912099" text:style-name="L2">
        <text:list-item>
          <text:p text:style-name="P2">Put a floppy disk in the drive.</text:p>
        </text:list-item>
        <text:list-item>
          <text:p text:style-name="P3">Navigate to the Phoenix src directory.</text:p>
        </text:list-item>
        <text:list-item>
          <text:p text:style-name="P3">Type "wmake"</text:p>
        </text:list-item>
        <text:list-item>
          <text:p text:style-name="P3">Navigate to the Phoenix src\boot directory.</text:p>
        </text:list-item>
        <text:list-item>
          <text:p text:style-name="P3">Type "nasm boot.asm -o boot.bin".</text:p>
        </text:list-item>
        <text:list-item>
          <text:p text:style-name="P3">Type "debug boot.bin".</text:p>
        </text:list-item>
        <text:list-item>
          <text:p text:style-name="P3">Type "W 100 0 0 1".</text:p>
        </text:list-item>
        <text:list-item>
          <text:p text:style-name="P3">Type "Q" for quit.</text:p>
        </text:list-item>
        <text:list-item>
          <text:p text:style-name="P3">Type "wmake".</text:p>
        </text:list-item>
        <text:list-item>
          <text:p text:style-name="P3">Type "..\tools\memalign loader.com".</text:p>
        </text:list-item>
        <text:list-item>
          <text:p text:style-name="P3">Copy the new bloader.com file to the floppy disk.</text:p>
        </text:list-item>
        <text:list-item>
          <text:p text:style-name="P3">Copy any of the apps that you want to be able to run on to the floppy.</text:p>
        </text:list-item>
      </text:list>
      <text:h text:style-name="Heading_20_1" text:outline-level="1">Playing a game</text:h>
      <text:list xml:id="list462351784" text:style-name="L3">
        <text:list-item>
          <text:p text:style-name="P4">Make sure the computer is off.</text:p>
        </text:list-item>
        <text:list-item>
          <text:p text:style-name="P4">Place a phoenix floppy disk containing phoenix executables in the floppy drive.</text:p>
        </text:list-item>
        <text:list-item>
          <text:p text:style-name="P4">Turn the computer on.</text:p>
        </text:list-item>
        <text:list-item>
          <text:p text:style-name="P4">If you have more than one phoenix executable on the disk a menu will appear.</text:p>
        </text:list-item>
        <text:list-item>
          <text:p text:style-name="P4">Select the game you want to play by hitting the corresponding number from zero to nine on the keyboard.</text:p>
        </text:list-item>
        <text:list-item>
          <text:p text:style-name="P4">Follow any additional instructions from the game.</text:p>
        </text:list-item>
      </text:list>
      <text:h text:style-name="Heading_20_1" text:outline-level="1" text:is-list-header="true">Writing an application</text:h>
      <text:list xml:id="list802715179" text:style-name="L4">
        <text:list-item>
          <text:p text:style-name="P5">Create a main() similar to those in the sample applications and tests which sets up the threads and modules which you'll need to use. <text:s/>Remember to set up the threads you'll <text:soft-page-break/>be writing as well.</text:p>
        </text:list-item>
        <text:list-item>
          <text:p text:style-name="P5">Write your application in the threads you created for yourself. <text:s/>If you're only using one thread you can treat it as if it were your main() in a traditional application. <text:s/>If you're using multiple threads you can treat them like you usually would.</text:p>
        </text:list-item>
        <text:list-item>
          <text:p text:style-name="P5">All the libraries that you have access to are located in RTL. <text:s/>If you need functionality that wouldn't need to be a module, then you could add that to the RTL and use it. <text:s/>This has been done with some of the basic string functions. <text:s/>If the functionality would require a module, such as needed to interact with a piece of hardware, then you should consult the developers guide and create the module.</text:p>
        </text:list-item>
        <text:list-item>
          <text:p text:style-name="P5">Currently you can directly call functions within modules. <text:s/>This may be useful for testing purposes, but otherwise should be avoided as future updates may break your program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Ital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75%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 style:master-page-name="">
      <style:paragraph-properties fo:margin="100%" fo:margin-left="0.5in" fo:margin-right="0in" fo:text-indent="0in" style:auto-text-indent="false" style:page-number="auto"/>
      <style:text-properties style:font-name="Courier New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ser_20_Index_20_7" style:display-name="User Index 7" style:family="paragraph" style:parent-style-name="Index" style:class="index">
      <style:paragraph-properties fo:margin="100%"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Header1" style:family="paragraph" style:parent-style-name="Heading_20_1" style:default-outline-level="" style:list-style-name="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7-08-22T10:05:35</meta:creation-date>
    <dc:date>2013-09-07T14:02:40</dc:date>
    <dc:language>en-US</dc:language>
    <meta:editing-cycles>15</meta:editing-cycles>
    <meta:editing-duration>PT7H33M33S</meta:editing-duration>
    <dc:creator>Peter Chapin</dc:creator>
    <meta:document-statistic meta:table-count="0" meta:image-count="0" meta:object-count="0" meta:page-count="2" meta:paragraph-count="31" meta:word-count="360" meta:character-count="1921" meta:non-whitespace-character-count="1609"/>
    <meta:user-defined meta:name="Info 1"/>
    <meta:user-defined meta:name="Info 2"/>
    <meta:user-defined meta:name="Info 3"/>
    <meta:user-defined meta:name="Info 4"/>
  </office:meta>
</office:document-meta>
</file>